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64cm"/>
    </style:style>
    <style:style style:name="gr3" style:family="graphic" style:parent-style-name="standard">
      <style:graphic-properties draw:stroke="none" svg:stroke-color="#000000" draw:fill="none" draw:fill-color="#ffffff" fo:min-height="0.763cm"/>
    </style:style>
    <style:style style:name="gr4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8.1cm" svg:height="4.4cm" svg:x="19.15cm" svg:y="2.6cm">
          <text:p text:style-name="P1">control spe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custom-shape draw:style-name="gr1" draw:text-style-name="P1" draw:layer="layout" svg:width="6.15cm" svg:height="3.681cm" svg:x="20.15cm" svg:y="10.65cm">
            <text:p text:style-name="P1">state == 9 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2" draw:layer="layout" svg:width="1.9cm" svg:height="1.014cm" svg:x="22.4cm" svg:y="13.486cm">
            <draw:text-box>
              <text:p>Yes</text:p>
            </draw:text-box>
          </draw:frame>
          <draw:frame draw:style-name="gr3" draw:layer="layout" svg:width="1.9cm" svg:height="1.013cm" svg:x="20.3cm" svg:y="12.136cm">
            <draw:text-box>
              <text:p>No</text:p>
            </draw:text-box>
          </draw:frame>
        </draw:g>
        <draw:connector draw:style-name="gr4" draw:text-style-name="P1" draw:layer="layout" draw:type="curve" svg:x1="23.2cm" svg:y1="7cm" svg:x2="23.225cm" svg:y2="10.65cm" draw:start-shape="id1" draw:start-glue-point="8" draw:end-shape="id2" svg:d="m23200 7000c0 2737 25 913 25 3650">
          <text:p/>
        </draw:connector>
        <draw:custom-shape draw:style-name="gr1" draw:text-style-name="P1" xml:id="id4" draw:id="id4" draw:layer="layout" svg:width="8.1cm" svg:height="4.4cm" svg:x="9.7cm" svg:y="15.3cm">
          <text:p text:style-name="P1">interchange protocol</text:p>
          <text:p text:style-name="P1">state =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8.1cm" svg:height="4.4cm" svg:x="9.65cm" svg:y="10.35cm">
          <text:p text:style-name="P1">do action </text:p>
          <text:p text:style-name="P1">(depends on state)</text:p>
          <text:p text:style-name="P1">state+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20.15cm" svg:y1="12.575cm" svg:x2="17.75cm" svg:y2="12.55cm" draw:start-shape="id2" draw:start-glue-point="3" draw:end-shape="id3" draw:end-glue-point="10" svg:d="m20150 12575c-1800 0-600-25-2400-25">
          <text:p/>
        </draw:connector>
        <draw:connector draw:style-name="gr4" draw:text-style-name="P1" draw:layer="layout" draw:type="curve" svg:x1="23.225cm" svg:y1="14.5cm" svg:x2="17.8cm" svg:y2="17.5cm" draw:start-shape="id2" draw:start-glue-point="2" draw:end-shape="id4" draw:end-glue-point="10" svg:d="m23225 14500c0 2000-1808 3000-5425 3000">
          <text:p/>
        </draw:connector>
        <draw:custom-shape draw:style-name="gr1" draw:text-style-name="P1" xml:id="id5" draw:id="id5" draw:layer="layout" svg:width="8.1cm" svg:height="4.4cm" svg:x="2.05cm" svg:y="2.6cm">
          <text:p text:style-name="P1">wait for end of cyc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65cm" svg:y1="12.55cm" svg:x2="6.1cm" svg:y2="7cm" draw:start-shape="id3" draw:start-glue-point="6" draw:end-shape="id5" draw:end-glue-point="8" svg:d="m9650 12550c-2367 0-3550-1850-3550-5550">
          <text:p/>
        </draw:connector>
        <draw:connector draw:style-name="gr4" draw:text-style-name="P1" draw:layer="layout" draw:type="curve" svg:x1="9.7cm" svg:y1="17.5cm" svg:x2="3.236cm" svg:y2="6.356cm" draw:start-shape="id4" draw:start-glue-point="6" draw:end-shape="id5" draw:end-glue-point="7" svg:d="m9700 17500c-4310 0-6464-3714-6464-11144">
          <text:p/>
        </draw:connector>
        <draw:connector draw:style-name="gr4" draw:text-style-name="P1" draw:layer="layout" draw:type="curve" svg:x1="10.15cm" svg:y1="4.8cm" svg:x2="19.15cm" svg:y2="4.8cm" draw:start-shape="id5" draw:start-glue-point="10" draw:end-shape="id1" draw:end-glue-point="6" svg:d="m10150 4800h9000">
          <text:p/>
        </draw:connector>
        <draw:line draw:style-name="gr4" draw:text-style-name="P1" draw:layer="layout" svg:x1="6.15cm" svg:y1="1cm" svg:x2="6.1cm" svg:y2="2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lorian Hisch</meta:initial-creator>
    <meta:creation-date>2014-02-03T00:17:30.59</meta:creation-date>
    <dc:date>2014-02-03T00:24:09.20</dc:date>
    <dc:creator>Florian Hisch</dc:creator>
    <meta:editing-duration>PT6M38S</meta:editing-duration>
    <meta:editing-cycles>1</meta:editing-cycles>
    <meta:document-statistic meta:object-count="15"/>
    <meta:generator>OpenOffice.org/3.3$Win32 OpenOffice.org_project/330m20$Build-9567</meta:generator>
  </office:meta>
</office:document-meta>
</file>